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4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. A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23, 1891</text:p>
      <text:p text:style-name="P4">Month<text:tab/><text:tab/><text:tab/><text:tab/><text:tab/><text:tab/>March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Philadelphia March 23/ 1891/</text:p>
      <text:p text:style-name="P2">Revd Morias[sic!] D D/ </text:p>
      <text:p text:style-name="P2"><text:tab/>Dear Sir/</text:p>
      <text:p text:style-name="P2">Would you be so kind/ and let me know on/ enclosed Postal card what/ is the words in Hebrew-/ -the Best Baking Powder-/ also the word quick--and/ the world Raising--/ I have asked several Hebrew/ School teachers &amp; others which/ I supposed would know it/ But all say they do not know/ is no word for it &amp;c I was/ told I was told[sic!] the Revd Dr Morias[sic!]/ would be the only person in the/ city who could tell me as/</text:p>
      <text:p text:style-name="P2"/>
      <text:p text:style-name="P2">[Page 2]</text:p>
      <text:p text:style-name="P2">I was told you are a very/ High Learned man not only in/ the Hebrew Language, But in/ everything, I would be very/ thankfull[sic!] to you if you will/ give me your kindly informations/ what I ask for By doing/ so I will be under much/ obligation to you &amp; thank you/ very much, Hoping it not/ be any extra <text:soft-page-break/>trouble to you/ I remain very/ Respectfully/ Yours &amp;c/ M. Aal/ No. 914 North Seventh Street/ Philadelphia/ P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26:57.49</meta:creation-date>
    <dc:date>2011-11-23T12:32:28.65</dc:date>
    <dc:creator>Penn Libraries</dc:creator>
    <meta:editing-duration>PT00H05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339" meta:character-count="2166"/>
  </office:meta>
</office:document-meta>
</file>